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language="de" fo:country="AT"/>
    </style:style>
    <style:style style:name="P3" style:parent-style-name="Standard" style:family="paragraph">
      <style:text-properties fo:language="de" fo:country="AT"/>
    </style:style>
    <style:style style:name="P4" style:parent-style-name="Standard" style:family="paragraph">
      <style:text-properties fo:language="de" fo:country="AT"/>
    </style:style>
    <style:style style:name="P5" style:parent-style-name="Standard" style:family="paragraph">
      <style:text-properties fo:language="de" fo:country="AT"/>
    </style:style>
    <style:style style:name="P6" style:parent-style-name="Standard" style:family="paragraph">
      <style:text-properties fo:language="de" fo:country="AT"/>
    </style:style>
    <style:style style:name="P7" style:parent-style-name="Standard" style:family="paragraph">
      <style:text-properties fo:language="de" fo:country="AT"/>
    </style:style>
    <style:style style:name="P8" style:parent-style-name="Standard" style:family="paragraph">
      <style:text-properties fo:language="de" fo:country="AT"/>
    </style:style>
    <style:style style:name="P9" style:parent-style-name="Standard" style:family="paragraph">
      <style:text-properties fo:language="de" fo:country="AT"/>
    </style:style>
    <style:style style:name="P10" style:parent-style-name="Standard" style:family="paragraph">
      <style:text-properties fo:language="de" fo:country="AT"/>
    </style:style>
    <style:style style:name="P11" style:parent-style-name="Standard" style:family="paragraph">
      <style:paragraph-properties fo:margin-bottom="0in"/>
      <style:text-properties fo:language="de" fo:country="AT"/>
    </style:style>
    <style:style style:name="P12" style:parent-style-name="Standard" style:family="paragraph">
      <style:paragraph-properties fo:margin-bottom="0in"/>
      <style:text-properties fo:language="de" fo:country="AT"/>
    </style:style>
    <style:style style:name="P13" style:parent-style-name="Standard" style:family="paragraph">
      <style:paragraph-properties fo:margin-bottom="0in"/>
    </style:style>
    <style:style style:name="T14" style:parent-style-name="Absatz-Standardschriftart" style:family="text">
      <style:text-properties fo:language="de" fo:country="AT"/>
    </style:style>
  </office:automatic-styles>
  <office:body>
    <office:text text:use-soft-page-breaks="true">
      <text:p text:style-name="P1">Deshalb sollten Eltern auf eine sinnvolle Namensgebung achten.<text:s/></text:p>
      <text:p text:style-name="P3">Sehr geehrte Redaktion,</text:p>
      <text:p text:style-name="P4">hiermit möchte ich zum Artikel „Würden Sie Ihren Sohn Beretta nennen?“ von Bettina Steiner veröffentlich als Print am 08.09.2015 und als Onlineartikel am 31.07.2016 in der Presse und<text:s/>unter<text:s/>www.diepresse.com,<text:s/>in dem es um die skurrile Namensvergabe und deren Vor und Nachteile geht. Ich persönlich habe<text:s/>für österreichische Verhältnisse<text:s/>einen ungewöhnlichen Namen, da dieser aus dem Balkan stammt<text:s/>und oft falsch ausgesprochen wird.<text:s/></text:p>
      <text:p text:style-name="P5">Während meiner gesamten Schulzeit wurde mein Name größtenteils falsch ausgesprochen. Mich persönlich hat die aber nie gestört, dennoch gibt es aber Kinder, welche ziemlich darunter leiden, da diese<text:s/>im Gegensatz zu mir<text:s/>das Ganze nicht mit Humor nehmen.</text:p>
      <text:p text:style-name="P6">Ein Vorteil von ungewöhnlichen Namen ist das Alleinstellungsmerkmal, welches automatisch mitgeliefert wird.<text:s/>Heißt man beispielsweise wie im Artikel angeführt “Baretta“, hat man einen außergewöhnlichen Namen.<text:s/>Das Gefühl besonders zu sein ist hierbei sehr stark ausgeprägt, da man des Öfteren auch Komplimente für<text:s/>einen auffallende<text:s/>Namen bekommt.</text:p>
      <text:p text:style-name="P7">Den Nachteil, den sie im Artikel nennen, dass, Schüler mit ungewöhnlichen Namen überdurchschnittlich oft die Schule abbrechen würden kann meiner Meinung nach auf Mobbing zurückgeführt werden. Ungewöhnliche Namen sind sehr anfällig für<text:s/>Hänseleien oder blöde Sprüche, da sich Mobber die Schwachstellen des Opfers suchen und diese dann ausnutzen.<text:s/></text:p>
      <text:p text:style-name="P8">Jedoch muss man zwischen besonders<text:s/>zwischen ungewöhnlichen<text:s/>und gefährlich klingenden Namen unterscheiden, da<text:s/>zweitere<text:s/>auch mit etwas gefährlichem in Verbindung gebracht werden. Vor allem im Kindergarten könnte<text:s/>ihrem Kind<text:s/>der gefährlich Klingende Name zu Last<text:s/>fallen, da Kinder oftmals unreflektierte Aussagen treffen<text:s/>und das Kind auf irgendeine Art verletzt wird.<text:s/></text:p>
      <text:p text:style-name="P9">Die Namensgebung von gefährlichen Namen fördert auch ein gewissen Schubladendenken, wie sie es in Ihrem Artikel erwähnen. Ein 10-jähriges Kind, dass die meiste Zeit ruhig ist aber mit Vornamen „Danger“, heißt wird automatisch in die Raufbold Schublade gesteckt. Deshalb ist es meiner Meinung nach vorteilhafter seinem Kind einen regulären Namen zu geben um Unannehmlichkeiten zu Vermeiden.<text:s/></text:p>
      <text:p text:style-name="P10">Ich appelliere daher an die Eltern Ihren Kindern einen sinnvollen Namen zu geben, anstatt auf gefährlich Klingende Namen zurückzugreifen.</text:p>
      <text:p text:style-name="P11">Mit freundlichen Grüßen,<text:s/></text:p>
      <text:p text:style-name="P12">Schüler der HTL Leonding Stevan Vlajic<text:s/><text:tab/><text:tab/><text:tab/><text:tab/><text:tab/></text:p>
      <text:p text:style-name="P13"><text:span text:style-name="T14">21.12.2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text-properties fo:language="de" fo:country="AT"/>
    </style:style>
  </office:automatic-styles>
  <office:master-styles>
    <style:master-page style:name="MP0" style:page-layout-name="PL0">
      <style:header>
        <text:p text:style-name="P2">Stevan Vlajic<text:tab/><text:tab/>21.12.2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lajić Stevan</meta:initial-creator>
    <dc:creator>Vlajić Stevan</dc:creator>
    <meta:creation-date>2022-12-21T20:13:00Z</meta:creation-date>
    <dc:date>2022-12-21T22:46:00Z</dc:date>
    <meta:template xlink:href="Normal.dotm" xlink:type="simple"/>
    <meta:editing-cycles>1</meta:editing-cycles>
    <meta:editing-duration>PT0S</meta:editing-duration>
    <meta:document-statistic meta:page-count="1" meta:paragraph-count="4" meta:word-count="333" meta:character-count="2431" meta:row-count="17" meta:non-whitespace-character-count="2102"/>
  </office:meta>
</office:document-meta>
</file>